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2D89E460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bea6" officeooo:paragraph-rsid="0015be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14.356cm" draw:z-index="0"><draw:image xlink:href="Pictures/100000000000035E000002D89E4600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28:44.890524952</meta:creation-date>
    <dc:date>2024-10-21T20:28:27.375604818</dc:date>
    <meta:editing-duration>PT6M</meta:editing-duration>
    <meta:editing-cycles>4</meta:editing-cycles>
    <meta:generator>LibreOffice/24.2.5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